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9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0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8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9" style:family="text">
      <style:text-properties fo:language="en" fo:country="US" style:font-name-complex="Symbol1"/>
    </style:style>
    <style:style style:name="T30" style:family="text">
      <style:text-properties fo:language="en" fo:country="US" fo:background-color="transparent"/>
    </style:style>
    <style:style style:name="T31" style:family="text">
      <style:text-properties fo:language="en" fo:country="US" fo:font-style="normal" style:font-style-asian="normal" style:font-style-complex="normal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style:font-name="Arial" fo:font-size="9pt" style:font-size-asian="9pt" style:font-size-complex="9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name-complex="Symbol" style:font-style-complex="italic"/>
    </style:style>
    <style:style style:name="T44" style:family="text">
      <style:text-properties style:text-position="sub 58%"/>
    </style:style>
    <style:style style:name="T45" style:family="text">
      <style:text-properties style:text-position="sub 58%" fo:language="en" fo:country="US"/>
    </style:style>
    <style:style style:name="T46" style:family="text">
      <style:text-properties style:text-position="sub 58%" fo:language="en" fo:country="US" fo:font-style="italic" style:font-style-asian="italic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9" style:family="text">
      <style:text-properties style:text-position="sub 58%" fo:font-style="italic" style:font-style-asian="italic" style:font-style-complex="italic"/>
    </style:style>
    <style:style style:name="T50" style:family="text">
      <style:text-properties style:text-position="sub 58%" fo:font-style="italic" style:font-style-asian="italic" style:font-name-complex="Symbol" style:font-style-complex="italic"/>
    </style:style>
    <style:style style:name="T51" style:family="text">
      <style:text-properties style:text-position="sub 58%" fo:language="ru" fo:country="RU" fo:font-style="normal" style:font-style-asian="normal" style:font-style-complex="normal"/>
    </style:style>
    <style:style style:name="T52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3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5" style:family="text">
      <style:text-properties fo:language="ru" fo:country="RU"/>
    </style:style>
    <style:style style:name="T56" style:family="text">
      <style:text-properties fo:language="ru" fo:country="RU" fo:font-style="italic" style:font-style-asian="italic" style:font-name-complex="Tahoma" style:font-style-complex="italic"/>
    </style:style>
    <style:style style:name="T57" style:family="text">
      <style:text-properties fo:language="ru" fo:country="RU" fo:font-style="italic" style:font-style-asian="italic" style:font-style-complex="italic"/>
    </style:style>
    <style:style style:name="T58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59" style:family="text">
      <style:text-properties style:text-position="0% 100%"/>
    </style:style>
    <style:style style:name="T60" style:family="text">
      <style:text-properties style:text-position="0% 100%" style:font-name-asian="Times New Roman" style:font-name-complex="Times New Roman"/>
    </style:style>
    <style:style style:name="T61" style:family="text">
      <style:text-properties style:text-position="0% 100%" style:text-underline-style="none"/>
    </style:style>
    <style:style style:name="T62" style:family="text">
      <style:text-properties style:text-position="0% 100%" fo:language="en" fo:country="US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4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6" style:family="text">
      <style:text-properties style:text-position="0% 100%" fo:language="en" fo:country="US" fo:font-style="italic" style:font-style-asian="italic" style:font-style-complex="italic"/>
    </style:style>
    <style:style style:name="T67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8" style:family="text">
      <style:text-properties style:text-position="0% 100%" fo:language="en" fo:country="US" fo:font-style="normal" style:font-style-asian="normal" style:font-style-complex="normal"/>
    </style:style>
    <style:style style:name="T69" style:family="text">
      <style:text-properties style:text-position="0% 100%" fo:language="en" fo:country="US" style:font-name-complex="Symbol"/>
    </style:style>
    <style:style style:name="T70" style:family="text">
      <style:text-properties style:text-position="0% 100%" fo:language="ru" fo:country="RU" fo:font-style="normal" style:font-style-asian="normal" style:font-style-complex="normal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italic" style:font-style-asian="italic" style:font-name-complex="Symbol" style:font-style-complex="italic"/>
    </style:style>
    <style:style style:name="T73" style:family="text">
      <style:text-properties style:text-position="0% 100%" style:font-name="Arial" fo:font-size="9pt" style:font-size-asian="9pt" style:font-size-complex="9pt"/>
    </style:style>
    <style:style style:name="T74" style:family="text">
      <style:text-properties style:font-name-complex="Tahoma"/>
    </style:style>
    <style:style style:name="T75" style:family="text">
      <style:text-properties style:use-window-font-color="true"/>
    </style:style>
    <style:style style:name="T7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9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8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8" style:family="text">
      <style:text-properties style:use-window-font-color="true" style:text-position="super 58%"/>
    </style:style>
    <style:style style:name="T8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1" style:family="text">
      <style:text-properties style:use-window-font-color="true" style:text-position="super 58%" fo:language="en" fo:country="US" style:font-name-complex="Times New Roman"/>
    </style:style>
    <style:style style:name="T9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3" style:family="text">
      <style:text-properties style:use-window-font-color="true" style:text-position="0% 100%"/>
    </style:style>
    <style:style style:name="T94" style:family="text">
      <style:text-properties style:use-window-font-color="true" style:text-position="0% 100%" fo:language="en" fo:country="US"/>
    </style:style>
    <style:style style:name="T95" style:family="text">
      <style:text-properties style:use-window-font-color="true" style:text-position="0% 100%" fo:language="en" fo:country="US" style:font-name-asian="Symbol" style:font-name-complex="Symbol"/>
    </style:style>
    <style:style style:name="T96" style:family="text">
      <style:text-properties style:use-window-font-color="true" style:text-position="0% 100%" fo:language="en" fo:country="US" style:font-name-complex="Times New Roman"/>
    </style:style>
    <style:style style:name="T97" style:family="text">
      <style:text-properties style:use-window-font-color="true" style:text-position="0% 100%" fo:language="en" fo:country="US" style:font-name-complex="Symbol"/>
    </style:style>
    <style:style style:name="T98" style:family="text">
      <style:text-properties style:use-window-font-color="true" style:text-underline-style="solid" style:text-underline-width="auto" style:text-underline-color="font-color"/>
    </style:style>
    <style:style style:name="T99" style:family="text">
      <style:text-properties style:use-window-font-color="true" fo:language="en" fo:country="US"/>
    </style:style>
    <style:style style:name="T100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1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02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03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4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5" style:family="text">
      <style:text-properties style:use-window-font-color="true" fo:language="en" fo:country="US" style:font-name-complex="Symbol"/>
    </style:style>
    <style:style style:name="T106" style:family="text">
      <style:text-properties style:font-name-asian="Times New Roman" style:font-name-complex="Times New Roman"/>
    </style:style>
    <style:style style:name="T107" style:family="text">
      <style:text-properties style:font-name-complex="Symbol"/>
    </style:style>
    <style:style style:name="T108" style:family="text">
      <style:text-properties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0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1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1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4" style:family="text">
      <style:text-properties fo:font-size="10pt" fo:language="en" fo:country="US" style:font-size-asian="10pt" style:font-name-complex="Arial"/>
    </style:style>
    <style:style style:name="T115" style:family="text">
      <style:text-properties fo:font-size="10pt" fo:language="en" fo:country="US" style:font-size-asian="10pt" style:font-name-complex="Arial" style:font-size-complex="10pt"/>
    </style:style>
    <style:style style:name="T116" style:family="text">
      <style:text-properties fo:font-size="10pt" fo:language="en" fo:country="US" style:text-underline-style="none" fo:font-weight="bold" style:font-size-asian="10pt" style:font-name-complex="Arial"/>
    </style:style>
    <style:style style:name="T117" style:family="text">
      <style:text-properties fo:font-size="10pt" style:font-size-asian="10pt" style:font-name-complex="Arial"/>
    </style:style>
    <style:style style:name="T118" style:family="text">
      <style:text-properties fo:font-size="10pt" style:font-size-asian="10pt" style:font-name-complex="Arial" style:font-size-complex="10pt"/>
    </style:style>
    <style:style style:name="T119" style:family="text">
      <style:text-properties style:font-name-complex="Times New Roman"/>
    </style:style>
    <style:style style:name="T120" style:family="text">
      <style:text-properties style:font-weight-complex="bold"/>
    </style:style>
    <style:style style:name="T121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CALIBRATION CERTIFICATE</text:p>
      <text:p text:style-name="P11"/>
      <text:p text:style-name="P15"><text:span text:style-name="T114">Type: </text:span><text:span text:style-name="T111">Radiation monitor AT1117M</text:span><text:span text:style-name="T116"><text:tab/></text:span><text:span text:style-name="T114">Date of calibration: </text:span><text:span text:style-name="T113">$date</text:span></text:p>
      <text:p text:style-name="P29"/>
      <text:p text:style-name="P67"><text:span text:style-name="T114">SN</text:span><text:span text:style-name="T117">: </text:span><text:span text:style-name="T112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7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8">PU-2 detector: 1.0 </text:span>m<text:span text:style-name="T8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8">PU-2 detector: 1.0 </text:span>m<text:span text:style-name="T8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5">-03</text:span>: <text:span text:style-name="T8">30</text:span>.0 <text:span text:style-name="T55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5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5">-0</text:span><text:span text:style-name="T8">5</text:span>: <text:span text:style-name="T8">30</text:span>.0 <text:span text:style-name="T55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5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5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5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8">BDPA</text:span>-01: <text:span text:style-name="T23">α</text:span> 0.1 – 10<text:span text:style-name="T34">5</text:span> <text:span text:style-name="T8">min</text:span><text:span text:style-name="T34">-1</text:span><text:span text:style-name="T23">⋅ c</text:span><text:span text:style-name="T8">m</text:span><text:span text:style-name="T34">-2</text:span><text:span text:style-name="T59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0">BDPA</text:span><text:span text:style-name="T75">-02: </text:span><text:span text:style-name="T101">α</text:span><text:span text:style-name="T98"> 0.05 <text:s/>– 5</text:span><text:span text:style-name="T101">⋅</text:span><text:span text:style-name="T98">10</text:span><text:span text:style-name="T92">4</text:span><text:span text:style-name="T7"> </text:span><text:span text:style-name="T100">min</text:span><text:span text:style-name="T92">-1</text:span><text:span text:style-name="T101">⋅c</text:span><text:span text:style-name="T100">m </text:span><text:span text:style-name="T92">-2</text:span><text:span text:style-name="T98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40">4</text:span><text:span text:style-name="T7"> </text:span><text:span text:style-name="T13">min</text:span><text:span text:style-name="T40">-1</text:span><text:span text:style-name="T20">⋅c</text:span><text:span text:style-name="T13">m </text:span><text:span text:style-name="T40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9">BDPS</text:span>-02: <text:span text:style-name="T29">α</text:span> 2.4 – 10<text:span text:style-name="T34">6</text:span> <text:span text:style-name="T99">min</text:span><text:span text:style-name="T34">-1</text:span><text:span text:style-name="T29">⋅</text:span><text:span text:style-name="T105">c</text:span><text:span text:style-name="T99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8">BDPB</text:span>-01: <text:span text:style-name="T23">β</text:span> 1 –5<text:span text:style-name="T23">⋅</text:span>10<text:span text:style-name="T34">5</text:span> <text:span text:style-name="T8">min</text:span><text:span text:style-name="T34">-1</text:span><text:span text:style-name="T23">⋅c</text:span><text:span text:style-name="T8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99">BDPB</text:span><text:span text:style-name="T75">-02: </text:span><text:span text:style-name="T105">β </text:span><text:span text:style-name="T93">0.5 <text:s/>– 1.5</text:span><text:span text:style-name="T97">⋅</text:span><text:span text:style-name="T93">10</text:span><text:span text:style-name="T88">5</text:span><text:span text:style-name="T59"> </text:span><text:span text:style-name="T94">min</text:span><text:span text:style-name="T88">-1</text:span><text:span text:style-name="T97">⋅c</text:span><text:span text:style-name="T94">m</text:span><text:span text:style-name="T88">-2</text:span><text:span text:style-name="T93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8">BDPB</text:span>-0<text:span text:style-name="T8">3</text:span>: <text:span text:style-name="T23">β </text:span><text:span text:style-name="T59">0.5 <text:s/>– </text:span><text:span text:style-name="T62">0</text:span><text:span text:style-name="T59">.5</text:span><text:span text:style-name="T69">⋅</text:span><text:span text:style-name="T59">10</text:span><text:span text:style-name="T34">5</text:span><text:span text:style-name="T59"> </text:span><text:span text:style-name="T62">min</text:span><text:span text:style-name="T34">-1</text:span><text:span text:style-name="T69">⋅c</text:span><text:span text:style-name="T62">m</text:span><text:span text:style-name="T34">-2</text:span><text:span text:style-name="T59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9">BDPS</text:span>-0<text:span text:style-name="T8">2</text:span>: <text:span text:style-name="T29">β</text:span> 6.0 – 10<text:span text:style-name="T34">6</text:span> <text:span text:style-name="T99">min</text:span><text:span text:style-name="T34">-1</text:span><text:span text:style-name="T29">⋅</text:span><text:span text:style-name="T105">c</text:span><text:span text:style-name="T99">m</text:span><text:span text:style-name="T35">-2</text:span><text:span text:style-name="T61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8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8">BDKN</text:span><text:span text:style-name="T55">-01</text:span>: 0.1 – 10<text:span text:style-name="T34">4</text:span> <text:span text:style-name="T8">s</text:span><text:span text:style-name="T34">-1</text:span>⋅<text:span text:style-name="T23">c</text:span><text:span text:style-name="T8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8">BDKN</text:span><text:span text:style-name="T55">-0</text:span><text:span text:style-name="T8">5</text:span>: 0.1 – <text:span text:style-name="T8">2</text:span><text:span text:style-name="T69">⋅</text:span>10<text:span text:style-name="T36">3</text:span> <text:span text:style-name="T8">s</text:span><text:span text:style-name="T34">-1</text:span>⋅<text:span text:style-name="T23">c</text:span><text:span text:style-name="T8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8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7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8">BDKG</text:span><text:span text:style-name="T55">-</text:span><text:span text:style-name="T8">30</text:span>: 0.0<text:span text:style-name="T8">2</text:span> <text:span text:style-name="T120">µ</text:span>Gy/h – <text:span text:style-name="T8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15">Measurement error</text:span><text:span text:style-name="T118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5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5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5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5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5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8">BDKG</text:span><text:span text:style-name="T55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8">BDKG</text:span><text:span text:style-name="T55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8">BDKN</text:span><text:span text:style-name="T55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8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8">BDKN</text:span>-0<text:span text:style-name="T8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8">BDKR</text:span><text:span text:style-name="T55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119">BDPS-02: </text:span><text:span text:style-name="T15">α </text:span><text:span text:style-name="T16">2,4 – 30 min</text:span><text:span text:style-name="T37">-1</text:span><text:span text:style-name="T15">⋅ </text:span><text:span text:style-name="T16">sm</text:span><text:span text:style-name="T37">- 2 <text:s/></text:span><text:span text:style-name="T63">–</text:span><text:span text:style-name="T37"> <text:s/></text:span><text:span text:style-name="T64">± 30 %</text:span></text:h>
            <text:p text:style-name="P36"><text:span text:style-name="T65">α </text:span><text:span text:style-name="T63">30 <text:s/>– <text:s text:c="2"/>10</text:span><text:span text:style-name="T37">6</text:span><text:span text:style-name="T63"> min</text:span><text:span text:style-name="T37">-1</text:span><text:span text:style-name="T65">⋅ </text:span><text:span text:style-name="T63">sm</text:span><text:span text:style-name="T37">- 2 <text:s/></text:span><text:span text:style-name="T63">–</text:span><text:span text:style-name="T37"> <text:s/></text:span><text:span text:style-name="T64">± 20 %</text:span></text:p>
            <text:list xml:id="list6193027228745918551" text:style-name="WW8Num2">
              <text:list-item>
                <text:p text:style-name="P70"><text:span text:style-name="T17">β</text:span><text:span text:style-name="T18"> </text:span><text:span text:style-name="T16">6 – 10</text:span><text:span text:style-name="T37">6</text:span><text:span text:style-name="T16"> min</text:span><text:span text:style-name="T37">-1</text:span><text:span text:style-name="T15">⋅</text:span><text:span text:style-name="T16"> sm</text:span><text:span text:style-name="T37">- 2 <text:s text:c="2"/></text:span><text:span text:style-name="T63">–</text:span><text:span text:style-name="T37"> <text:s/></text:span><text:span text:style-name="T64">± 20 %</text:span></text:p>
              </text:list-item>
            </text:list>
            <text:h text:style-name="P72" text:outline-level="2"><text:span text:style-name="T95">γ </text:span><text:span text:style-name="T96">0.10 </text:span><text:span text:style-name="T97">µ</text:span><text:span text:style-name="T96">Sv/h – 30 mSv/h</text:span><text:span text:style-name="T91"> <text:s/></text:span><text:span text:style-name="T96">–</text:span><text:span text:style-name="T91"> <text:s/></text:span><text:span text:style-name="T96">± 20 %</text:span></text:h>
          </table:table-cell>
        </table:table-row>
      </table:table>
      <text:p text:style-name="P5"/>
      <text:p text:style-name="P13">Operating conditions:</text:p>
      <text:p text:style-name="P68"><text:span text:style-name="T25">- Air temperature<text:tab/></text:span><text:span text:style-name="T108"><text:tab/><text:tab/><text:tab/>+</text:span><text:span text:style-name="T25">$temp</text:span><text:span text:style-name="T108"> °</text:span><text:span text:style-name="T25">C</text:span></text:p>
      <text:p text:style-name="P68"><text:span text:style-name="T25">- Atmospheric pressure<text:tab/></text:span><text:span text:style-name="T25"><text:tab/><text:tab/><text:tab/>98,5 kPa</text:span></text:p>
      <text:p text:style-name="P68"><text:span text:style-name="T25">- Relative humidity<text:tab/><text:tab/></text:span><text:span text:style-name="T25"><text:tab/><text:tab/>$vlag %</text:span></text:p>
      <text:p text:style-name="P69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39"><text:span text:style-name="T28">Calibration means</text:span><text:span text:style-name="T121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0">- $eng_facility_110<text:span text:style-name="T5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0">- <text:span text:style-name="T8">$eng_facility_130</text:span><text:span text:style-name="T26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0">- <text:span text:style-name="T8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0">- $eng_facility_alpha<text:span text:style-name="T27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0"><text:span text:style-name="T55">- </text:span><text:span text:style-name="T26">$eng_facility_beta</text:span><text:span text:style-name="T102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1"><text:span text:style-name="T109">PU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2">H</text:span><text:span text:style-name="T44">1</text:span></text:p>
          </table:table-cell>
          <table:table-cell table:style-name="t16.D3" office:value-type="string">
            <text:p text:style-name="P8"><text:span text:style-name="T9">H</text:span><text:span text:style-name="T44">2</text:span></text:p>
          </table:table-cell>
          <table:table-cell table:style-name="t16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8">20</text:span> <text:span text:style-name="T55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6.A5" office:value-type="string">
            <text:p text:style-name="P19">7<text:span text:style-name="T8">0</text:span> <text:span text:style-name="T55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8">0,</text:span>7 <text:span text:style-name="T55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5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1"><text:span text:style-name="T109">PU-2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7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2">H</text:span><text:span text:style-name="T44">1</text:span></text:p>
          </table:table-cell>
          <table:table-cell table:style-name="t17.D3" office:value-type="string">
            <text:p text:style-name="P8"><text:span text:style-name="T9">H</text:span><text:span text:style-name="T44">2</text:span></text:p>
          </table:table-cell>
          <table:table-cell table:style-name="t17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8">20</text:span> <text:span text:style-name="T55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7.A5" office:value-type="string">
            <text:p text:style-name="P19">7<text:span text:style-name="T8">0</text:span> <text:span text:style-name="T55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8">0,</text:span>7 <text:span text:style-name="T55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5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1"><text:span text:style-name="T109">PU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2">H</text:span><text:span text:style-name="T44">1</text:span></text:p>
          </table:table-cell>
          <table:table-cell table:style-name="t23.D3" office:value-type="string">
            <text:p text:style-name="P8"><text:span text:style-name="T9">H</text:span><text:span text:style-name="T44">2</text:span></text:p>
          </table:table-cell>
          <table:table-cell table:style-name="t23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8">20</text:span> <text:span text:style-name="T55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3.A5" office:value-type="string">
            <text:p text:style-name="P19">7<text:span text:style-name="T8">0</text:span> <text:span text:style-name="T55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8">0,</text:span>7 <text:span text:style-name="T55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5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8">70</text:span> <text:span text:style-name="T55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1"><text:span text:style-name="T109">PU-2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2">H</text:span><text:span text:style-name="T44">1</text:span></text:p>
          </table:table-cell>
          <table:table-cell table:style-name="t24.D3" office:value-type="string">
            <text:p text:style-name="P8"><text:span text:style-name="T9">H</text:span><text:span text:style-name="T44">2</text:span></text:p>
          </table:table-cell>
          <table:table-cell table:style-name="t24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8">20</text:span> <text:span text:style-name="T55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4.A5" office:value-type="string">
            <text:p text:style-name="P19">7<text:span text:style-name="T8">0</text:span> <text:span text:style-name="T55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8">0,</text:span>7 <text:span text:style-name="T55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5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8">70</text:span> <text:span text:style-name="T55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1"><text:span text:style-name="T109">PU-4 (</text:span><text:span text:style-name="T110">γ</text:span><text:span text:style-name="T109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8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2">H</text:span><text:span text:style-name="T44">1</text:span></text:p>
          </table:table-cell>
          <table:table-cell table:style-name="t18.D3" office:value-type="string">
            <text:p text:style-name="P8"><text:span text:style-name="T9">H</text:span><text:span text:style-name="T44">2</text:span></text:p>
          </table:table-cell>
          <table:table-cell table:style-name="t18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8">0</text:span> <text:span text:style-name="T55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8.A5" office:value-type="string">
            <text:p text:style-name="P19"><text:span text:style-name="T8">0,</text:span>7 <text:span text:style-name="T55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5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8">70</text:span> <text:span text:style-name="T55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2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2">H</text:span><text:span text:style-name="T44">1</text:span></text:p>
          </table:table-cell>
          <table:table-cell table:style-name="t1.D3" office:value-type="string">
            <text:p text:style-name="P8"><text:span text:style-name="T9">H</text:span><text:span text:style-name="T44">2</text:span></text:p>
          </table:table-cell>
          <table:table-cell table:style-name="t1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,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5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2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2">H</text:span><text:span text:style-name="T44">1</text:span></text:p>
          </table:table-cell>
          <table:table-cell table:style-name="t2.D3" office:value-type="string">
            <text:p text:style-name="P8"><text:span text:style-name="T9">H</text:span><text:span text:style-name="T44">2</text:span></text:p>
          </table:table-cell>
          <table:table-cell table:style-name="t2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8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5">240</text:span> <text:span text:style-name="T55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2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2">H</text:span><text:span text:style-name="T44">1</text:span></text:p>
          </table:table-cell>
          <table:table-cell table:style-name="t3.D3" office:value-type="string">
            <text:p text:style-name="P8"><text:span text:style-name="T9">H</text:span><text:span text:style-name="T44">2</text:span></text:p>
          </table:table-cell>
          <table:table-cell table:style-name="t3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8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,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5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2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2">H</text:span><text:span text:style-name="T44">1</text:span></text:p>
          </table:table-cell>
          <table:table-cell table:style-name="t4.D3" office:value-type="string">
            <text:p text:style-name="P8"><text:span text:style-name="T9">H</text:span><text:span text:style-name="T44">2</text:span></text:p>
          </table:table-cell>
          <table:table-cell table:style-name="t4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8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2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2">H</text:span><text:span text:style-name="T44">1</text:span></text:p>
          </table:table-cell>
          <table:table-cell table:style-name="t5.D3" office:value-type="string">
            <text:p text:style-name="P8"><text:span text:style-name="T9">H</text:span><text:span text:style-name="T44">2</text:span></text:p>
          </table:table-cell>
          <table:table-cell table:style-name="t5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8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2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2">H</text:span><text:span text:style-name="T44">1</text:span></text:p>
          </table:table-cell>
          <table:table-cell table:style-name="t6.D3" office:value-type="string">
            <text:p text:style-name="P8"><text:span text:style-name="T9">H</text:span><text:span text:style-name="T44">2</text:span></text:p>
          </table:table-cell>
          <table:table-cell table:style-name="t6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8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6.A5" office:value-type="string">
            <text:p text:style-name="P19">7<text:span text:style-name="T8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8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8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2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7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2">H</text:span><text:span text:style-name="T44">1</text:span></text:p>
          </table:table-cell>
          <table:table-cell table:style-name="t7.D3" office:value-type="string">
            <text:p text:style-name="P8"><text:span text:style-name="T9">H</text:span><text:span text:style-name="T44">2</text:span></text:p>
          </table:table-cell>
          <table:table-cell table:style-name="t7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5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,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2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8">Kerma rate at check point</text:span> <text:span text:style-name="T42">Ḣ</text:span><text:span text:style-name="T46">oi</text:span><text:span text:style-name="T68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8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2">H</text:span><text:span text:style-name="T44">1</text:span></text:p>
          </table:table-cell>
          <table:table-cell table:style-name="t8.D3" office:value-type="string">
            <text:p text:style-name="P8"><text:span text:style-name="T9">H</text:span><text:span text:style-name="T44">2</text:span></text:p>
          </table:table-cell>
          <table:table-cell table:style-name="t8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8">03</text:span> µ<text:span text:style-name="T8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8">20</text:span></text:p>
          </table:table-cell>
        </table:table-row>
        <table:table-row>
          <table:table-cell table:style-name="t8.A5" office:value-type="string">
            <text:p text:style-name="P19">0,<text:span text:style-name="T55">7</text:span> µ<text:span text:style-name="T8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8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8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,7 <text:span text:style-name="T8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8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8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8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2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9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2">H</text:span><text:span text:style-name="T44">1</text:span></text:p>
          </table:table-cell>
          <table:table-cell table:style-name="t9.D3" office:value-type="string">
            <text:p text:style-name="P8"><text:span text:style-name="T9">H</text:span><text:span text:style-name="T44">2</text:span></text:p>
          </table:table-cell>
          <table:table-cell table:style-name="t9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5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8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,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5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5">0</text:span>,<text:span text:style-name="T55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5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8">Flux density</text:span> <text:span text:style-name="T8">at check point </text:span><text:span text:style-name="T43">φ</text:span><text:span text:style-name="T49">0</text:span><text:span text:style-name="T46">i</text:span> ,<text:line-break/><text:span text:style-name="T9">s</text:span><text:span text:style-name="T34">-1</text:span>⋅<text:span text:style-name="T9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6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0</text:p>
            <text:p text:style-name="P18"><text:span text:style-name="T10">φ</text:span><text:span text:style-name="T46">0i</text:span><text:span text:style-name="T8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3</text:p>
            <text:p text:style-name="P60"><text:span text:style-name="T10">φ</text:span><text:span text:style-name="T46">0i</text:span><text:span text:style-name="T8">=235</text:span></text:p>
            <text:p text:style-name="P61">2⋅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5</text:p>
            <text:p text:style-name="P60"><text:span text:style-name="T10">φ</text:span><text:span text:style-name="T46">0i</text:span><text:span text:style-name="T8">=986</text:span></text:p>
            <text:p text:style-name="P61">2⋅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35"><text:span text:style-name="T4">Readings</text:span><text:span text:style-name="T6"> </text:span><text:span text:style-name="T4">at check point</text:span><text:span text:style-name="T6"> <text:s/></text:span><text:span text:style-name="T72">φ</text:span><text:span text:style-name="T50"> </text:span><text:span text:style-name="T53">0</text:span><text:span text:style-name="T54">i</text:span><text:span text:style-name="T6">, </text:span><text:span text:style-name="T5">s</text:span><text:span text:style-name="T41">1</text:span><text:span text:style-name="T6">⋅</text:span><text:span text:style-name="T5">cm</text:span><text:span text:style-name="T41">-2 </text:span><text:span text:style-name="T73">,</text:span><text:span text:style-name="T6"> %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8">Average readings</text:span>, <text:span text:style-name="T43">φ</text:span><text:span text:style-name="T46">i</text:span>, <text:span text:style-name="T9">s</text:span><text:span text:style-name="T34">-1</text:span>⋅<text:span text:style-name="T9">cm</text:span><text:span text:style-name="T34">-2</text:span></text:p>
          </table:table-cell>
          <table:table-cell table:style-name="t10.B3" office:value-type="string">
            <text:p text:style-name="P23">$<text:span text:style-name="T55">10</text:span>-00</text:p>
          </table:table-cell>
          <table:table-cell table:style-name="t10.B3" office:value-type="string">
            <text:p text:style-name="P23">$<text:span text:style-name="T55">10</text:span>-01</text:p>
          </table:table-cell>
          <table:table-cell table:style-name="t10.B3" office:value-type="string">
            <text:p text:style-name="P23">$<text:span text:style-name="T55">10</text:span>-02</text:p>
          </table:table-cell>
          <table:table-cell table:style-name="t10.B3" office:value-type="string">
            <text:p text:style-name="P23">$<text:span text:style-name="T55">10</text:span>-03</text:p>
          </table:table-cell>
          <table:table-cell table:style-name="t10.F3" office:value-type="string">
            <text:p text:style-name="P23">$<text:span text:style-name="T55">10</text:span>-04</text:p>
          </table:table-cell>
        </table:table-row>
        <table:table-row>
          <table:table-cell table:style-name="t10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3">φ</text:span><text:span text:style-name="T47">np</text:span><text:span text:style-name="T46">i</text:span>, <text:span text:style-name="T66">s</text:span><text:span text:style-name="T34">-1</text:span><text:span text:style-name="T59">⋅</text:span><text:span text:style-name="T66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5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03">Dose rate at check point</text:span><text:span text:style-name="T81"> </text:span><text:span text:style-name="T79">Ḣ</text:span><text:span text:style-name="T85">oi</text:span><text:span text:style-name="T104">(10)</text:span></text:p>
          </table:table-cell>
          <table:table-cell table:style-name="t11.B2" office:value-type="string">
            <text:p text:style-name="P22">Bac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6">H</text:span><text:span text:style-name="T89">*</text:span><text:span text:style-name="T83">oi</text:span><text:span text:style-name="T80">(10)</text:span><text:span text:style-name="T8">=</text:span><text:span text:style-name="T55">9</text:span></text:p>
            <text:p text:style-name="P3">1-10</text:p>
          </table:table-cell>
          <table:table-cell table:style-name="t11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922</text:p>
            <text:p text:style-name="P18"><text:span text:style-name="T76">H</text:span><text:span text:style-name="T89">*</text:span><text:span text:style-name="T83">oi</text:span><text:span text:style-name="T80">(10)</text:span><text:span text:style-name="T8">=</text:span><text:span text:style-name="T55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8">R=1,0 </text:span><text:span text:style-name="T9">m</text:span></text:p>
            <text:p text:style-name="P60"><text:span text:style-name="T8">B(R)=0,</text:span>980</text:p>
            <text:p text:style-name="P60"><text:span text:style-name="T76">H</text:span><text:span text:style-name="T89">*</text:span><text:span text:style-name="T83">oi</text:span><text:span text:style-name="T80">(10)</text:span><text:span text:style-name="T8">=</text:span><text:span text:style-name="T55">330</text:span></text:p>
            <text:p text:style-name="P63">2<text:span text:style-name="T106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8">R=0,5 </text:span><text:span text:style-name="T9">m</text:span></text:p>
            <text:p text:style-name="P60"><text:span text:style-name="T8">B(R)=0,9</text:span>95</text:p>
            <text:p text:style-name="P60"><text:span text:style-name="T76">H</text:span><text:span text:style-name="T89">*</text:span><text:span text:style-name="T83">oi</text:span><text:span text:style-name="T80">(10)</text:span><text:span text:style-name="T8">=</text:span><text:span text:style-name="T55">1460</text:span></text:p>
            <text:p text:style-name="P63">2<text:span text:style-name="T106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8">Readings</text:span> <text:span text:style-name="T8">at check point</text:span></text:p>
            <text:p text:style-name="P25"><text:span text:style-name="T77">H</text:span><text:span text:style-name="T90">*</text:span><text:span text:style-name="T84">i</text:span><text:span text:style-name="T82">(10) , </text:span><text:span text:style-name="T60">±δ</text:span><text:span text:style-name="T44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8">Average readings</text:span>, <text:span text:style-name="T78">H</text:span><text:span text:style-name="T90">*</text:span><text:span text:style-name="T84">i</text:span><text:span text:style-name="T82">(10) </text:span></text:p>
          </table:table-cell>
          <table:table-cell table:style-name="t11.B4" office:value-type="string">
            <text:p text:style-name="P23">$<text:span text:style-name="T55">1</text:span>1-00</text:p>
          </table:table-cell>
          <table:table-cell table:style-name="t11.B4" office:value-type="string">
            <text:p text:style-name="P23">$<text:span text:style-name="T55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5">1</text:span>1-04</text:p>
          </table:table-cell>
        </table:table-row>
        <table:table-row>
          <table:table-cell table:style-name="t11.A3" office:value-type="string">
            <text:p text:style-name="P26"><text:span text:style-name="T8">Dose rate measurement</text:span> <text:span text:style-name="T8">result</text:span> <text:span text:style-name="T8">at control point</text:span></text:p>
            <text:p text:style-name="P25"><text:span text:style-name="T77">H</text:span><text:span text:style-name="T90">*</text:span><text:span text:style-name="T86">пр</text:span><text:span text:style-name="T87">i</text:span><text:span text:style-name="T82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9"><text:span text:style-name="T8">Flux density</text:span> <text:span text:style-name="T8">at check point </text:span><text:span text:style-name="T43">φ</text:span><text:span text:style-name="T49">0</text:span><text:span text:style-name="T46">i</text:span> ,<text:line-break/><text:span text:style-name="T9">s</text:span><text:span text:style-name="T34">-1</text:span>⋅<text:span text:style-name="T9">cm</text:span><text:span text:style-name="T34">-2</text:span></text:p>
          </table:table-cell>
          <table:table-cell table:style-name="t27.B2" office:value-type="string">
            <text:p text:style-name="P22">Background</text:p>
            <text:p text:style-name="P18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19">ИБН-<text:span text:style-name="T8">8-3</text:span></text:p>
            <text:p text:style-name="P22">N027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6">0i</text:span><text:span text:style-name="T8">=6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19">ИБН-<text:span text:style-name="T8">8-6</text:span></text:p>
            <text:p text:style-name="P18"><text:span text:style-name="T8">N</text:span>0<text:span text:style-name="T8">10</text:span></text:p>
            <text:p text:style-name="P18"><text:span text:style-name="T8">R=2,0 </text:span><text:span text:style-name="T9">m</text:span></text:p>
            <text:p text:style-name="P22">B(R)=0,607</text:p>
            <text:p text:style-name="P18"><text:span text:style-name="T10">φ</text:span><text:span text:style-name="T46">0i</text:span><text:span text:style-name="T8">=57,</text:span>0</text:p>
            <text:p text:style-name="P18">20-100</text:p>
          </table:table-cell>
          <table:table-cell table:style-name="t27.B2" office:value-type="string">
            <text:p text:style-name="P61">ИБН-8-6</text:p>
            <text:p text:style-name="P62"><text:s text:c="3"/>N010</text:p>
            <text:p text:style-name="P60"><text:span text:style-name="T8">R=1,0 </text:span><text:span text:style-name="T9">m</text:span></text:p>
            <text:p text:style-name="P62">B(R)=0,866</text:p>
            <text:p text:style-name="P60"><text:span text:style-name="T10">φ</text:span><text:span text:style-name="T46">0i</text:span><text:span text:style-name="T8">=235</text:span></text:p>
            <text:p text:style-name="P61">2⋅10<text:span text:style-name="T34">2</text:span> - 10<text:span text:style-name="T34">3</text:span></text:p>
          </table:table-cell>
          <table:table-cell table:style-name="t27.F2" office:value-type="string">
            <text:p text:style-name="P61">ИБН-8-6</text:p>
            <text:p text:style-name="P62"><text:s text:c="3"/>N010</text:p>
            <text:p text:style-name="P60"><text:span text:style-name="T8">R=0,5 </text:span><text:span text:style-name="T9">m</text:span></text:p>
            <text:p text:style-name="P62">B(R)=0,966</text:p>
            <text:p text:style-name="P60"><text:span text:style-name="T10">φ</text:span><text:span text:style-name="T46">0i</text:span><text:span text:style-name="T8">=986</text:span></text:p>
            <text:p text:style-name="P61">2⋅10<text:span text:style-name="T34">3</text:span> - 10<text:span text:style-name="T34">4</text:span></text:p>
          </table:table-cell>
        </table:table-row>
        <table:table-row>
          <table:table-cell table:style-name="t27.A3" office:value-type="string">
            <text:p text:style-name="P21"><text:span text:style-name="T8">Readings</text:span> <text:span text:style-name="T8">at check point</text:span> <text:s/><text:span text:style-name="T43">φ</text:span><text:span text:style-name="T49">0</text:span><text:span text:style-name="T46">i</text:span>, <text:span text:style-name="T9">s</text:span><text:span text:style-name="T34">1</text:span>⋅<text:span text:style-name="T9">cm</text:span><text:span text:style-name="T34">-2 </text:span><text:span text:style-name="T59">,</text:span> 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61</text:p>
            <text:p text:style-name="P23">$27-71</text:p>
            <text:p text:style-name="P23">$27-81</text:p>
          </table:table-cell>
          <table:table-cell table:style-name="t27.B3" office:value-type="string">
            <text:p text:style-name="P23">$27-62</text:p>
            <text:p text:style-name="P23">$27-72</text:p>
            <text:p text:style-name="P23">$27-82</text:p>
          </table:table-cell>
          <table:table-cell table:style-name="t27.B3" office:value-type="string">
            <text:p text:style-name="P23">$27-63</text:p>
            <text:p text:style-name="P23">$27-73</text:p>
            <text:p text:style-name="P23">$27-83</text:p>
          </table:table-cell>
          <table:table-cell table:style-name="t27.F3" office:value-type="string">
            <text:p text:style-name="P23">$27-64</text:p>
            <text:p text:style-name="P23">$27-74</text:p>
            <text:p text:style-name="P23">$27-84</text:p>
          </table:table-cell>
        </table:table-row>
        <table:table-row>
          <table:table-cell table:style-name="t27.A3" office:value-type="string">
            <text:p text:style-name="P21"><text:span text:style-name="T8">Average readings</text:span>, <text:span text:style-name="T43">φ</text:span><text:span text:style-name="T46">i</text:span>, <text:span text:style-name="T9">s</text:span><text:span text:style-name="T34">-1</text:span>⋅<text:span text:style-name="T9">cm</text:span><text:span text:style-name="T34">-2</text:span></text:p>
          </table:table-cell>
          <table:table-cell table:style-name="t27.B3" office:value-type="string">
            <text:p text:style-name="P23">$27-00</text:p>
          </table:table-cell>
          <table:table-cell table:style-name="t27.B3" office:value-type="string">
            <text:p text:style-name="P23">$27-01</text:p>
          </table:table-cell>
          <table:table-cell table:style-name="t27.B3" office:value-type="string">
            <text:p text:style-name="P23">$27-02</text:p>
          </table:table-cell>
          <table:table-cell table:style-name="t27.B3" office:value-type="string">
            <text:p text:style-name="P23">$27-03</text:p>
          </table:table-cell>
          <table:table-cell table:style-name="t27.F3" office:value-type="string">
            <text:p text:style-name="P23">$27-04</text:p>
          </table:table-cell>
        </table:table-row>
        <table:table-row>
          <table:table-cell table:style-name="t27.A3" office:value-type="string">
            <text:p text:style-name="P21"><text:span text:style-name="T8">Result of flux density measurement</text:span> <text:s/><text:span text:style-name="T8">at control point</text:span></text:p>
            <text:p text:style-name="P17"><text:span text:style-name="T43">φ</text:span><text:span text:style-name="T47">np</text:span><text:span text:style-name="T46">i</text:span>, <text:span text:style-name="T66">s</text:span><text:span text:style-name="T34">-1</text:span><text:span text:style-name="T59">⋅</text:span><text:span text:style-name="T66">cm</text:span><text:span text:style-name="T34">-2</text:span>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21</text:p>
          </table:table-cell>
          <table:table-cell table:style-name="t27.B3" office:value-type="string">
            <text:p text:style-name="P23">$27-n22</text:p>
          </table:table-cell>
          <table:table-cell table:style-name="t27.B3" office:value-type="string">
            <text:p text:style-name="P23">$27-n23</text:p>
          </table:table-cell>
          <table:table-cell table:style-name="t27.F3" office:value-type="string">
            <text:p text:style-name="P23">$27-n24</text:p>
          </table:table-cell>
        </table:table-row>
        <table:table-row>
          <table:table-cell table:style-name="t27.A3" office:value-type="string">
            <text:p text:style-name="P21"><text:span text:style-name="T8">Intrinsic relative error of measurement</text:span>, <text:span text:style-name="T56">θ</text:span><text:span text:style-name="T52">пр</text:span><text:span text:style-name="T48">i</text:span><text:span text:style-name="T56">, </text:span>%</text:p>
          </table:table-cell>
          <table:table-cell table:style-name="t27.B3" office:value-type="string">
            <text:p text:style-name="P19"/>
          </table:table-cell>
          <table:table-cell table:style-name="t27.B3" office:value-type="string">
            <text:p text:style-name="P23">$27-n31</text:p>
          </table:table-cell>
          <table:table-cell table:style-name="t27.B3" office:value-type="string">
            <text:p text:style-name="P23">$27-n32</text:p>
          </table:table-cell>
          <table:table-cell table:style-name="t27.B3" office:value-type="string">
            <text:p text:style-name="P23">$27-n33</text:p>
          </table:table-cell>
          <table:table-cell table:style-name="t27.F3" office:value-type="string">
            <text:p text:style-name="P23">$27-n34</text:p>
          </table:table-cell>
        </table:table-row>
        <table:table-row>
          <table:table-cell table:style-name="t27.A3" office:value-type="string">
            <text:p text:style-name="P21"><text:span text:style-name="T8">Confidence limit of the intrinsic relative error</text:span> <text:span text:style-name="T74">Δ</text:span><text:span text:style-name="T11">i</text:span>, %</text:p>
          </table:table-cell>
          <table:table-cell table:style-name="t27.B3" office:value-type="string">
            <text:p text:style-name="P19"/>
            <text:p text:style-name="P18"/>
          </table:table-cell>
          <table:table-cell table:style-name="t27.B3" office:value-type="string">
            <text:p text:style-name="P23">$27-n41</text:p>
          </table:table-cell>
          <table:table-cell table:style-name="t27.B3" office:value-type="string">
            <text:p text:style-name="P23">$27-n42</text:p>
          </table:table-cell>
          <table:table-cell table:style-name="t27.B3" office:value-type="string">
            <text:p text:style-name="P23">$27-n43</text:p>
          </table:table-cell>
          <table:table-cell table:style-name="t27.F3" office:value-type="string">
            <text:p text:style-name="P23">$27-n44</text:p>
          </table:table-cell>
        </table:table-row>
        <table:table-row table:style-name="t27.8">
          <table:table-cell table:style-name="t27.A8" office:value-type="string">
            <text:p text:style-name="P54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19"/>
          </table:table-cell>
          <table:table-cell table:style-name="t27.C8" table:number-columns-spanned="4" office:value-type="string">
            <text:p text:style-name="P19">±<text:span text:style-name="T55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2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2">φ</text:span><text:span text:style-name="T44">1</text:span></text:p>
          </table:table-cell>
          <table:table-cell table:style-name="t12.D4" office:value-type="string">
            <text:p text:style-name="P8"><text:span text:style-name="T67">φ</text:span><text:span text:style-name="T44">2</text:span></text:p>
          </table:table-cell>
          <table:table-cell table:style-name="t12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2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3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2">φ</text:span><text:span text:style-name="T44">1</text:span></text:p>
          </table:table-cell>
          <table:table-cell table:style-name="t13.D4" office:value-type="string">
            <text:p text:style-name="P8"><text:span text:style-name="T67">φ</text:span><text:span text:style-name="T44">2</text:span></text:p>
          </table:table-cell>
          <table:table-cell table:style-name="t13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3.A5" office:value-type="string">
            <text:p text:style-name="P20">$13-<text:span text:style-name="T8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2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2">φ</text:span><text:span text:style-name="T44">1</text:span></text:p>
          </table:table-cell>
          <table:table-cell table:style-name="t25.D4" office:value-type="string">
            <text:p text:style-name="P8"><text:span text:style-name="T67">φ</text:span><text:span text:style-name="T44">2</text:span></text:p>
          </table:table-cell>
          <table:table-cell table:style-name="t25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25.A5" office:value-type="string">
            <text:p text:style-name="P20">$25-<text:span text:style-name="T8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3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4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2">φ</text:span><text:span text:style-name="T44">1</text:span></text:p>
          </table:table-cell>
          <table:table-cell table:style-name="t14.D4" office:value-type="string">
            <text:p text:style-name="P8"><text:span text:style-name="T67">φ</text:span><text:span text:style-name="T44">2</text:span></text:p>
          </table:table-cell>
          <table:table-cell table:style-name="t14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8">9</text:span>0</text:p>
          </table:table-cell>
          <table:table-cell table:style-name="t14.B5" office:value-type="string">
            <text:p text:style-name="P20">$14-<text:span text:style-name="T8">3</text:span>0</text:p>
          </table:table-cell>
          <table:table-cell table:style-name="t14.B5" office:value-type="string">
            <text:p text:style-name="P20">$<text:span text:style-name="T8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8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8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8">9</text:span>4</text:p>
          </table:table-cell>
          <table:table-cell table:style-name="t14.B9" office:value-type="string">
            <text:p text:style-name="P20">$14-<text:span text:style-name="T8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3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5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2">φ</text:span><text:span text:style-name="T44">1</text:span></text:p>
          </table:table-cell>
          <table:table-cell table:style-name="t15.D4" office:value-type="string">
            <text:p text:style-name="P8"><text:span text:style-name="T67">φ</text:span><text:span text:style-name="T44">2</text:span></text:p>
          </table:table-cell>
          <table:table-cell table:style-name="t15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8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8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3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6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2">φ</text:span><text:span text:style-name="T44">1</text:span></text:p>
          </table:table-cell>
          <table:table-cell table:style-name="t26.D4" office:value-type="string">
            <text:p text:style-name="P8"><text:span text:style-name="T67">φ</text:span><text:span text:style-name="T44">2</text:span></text:p>
          </table:table-cell>
          <table:table-cell table:style-name="t26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8">9</text:span>0</text:p>
          </table:table-cell>
          <table:table-cell table:style-name="t26.B5" office:value-type="string">
            <text:p text:style-name="P44">06<text:span text:style-name="T8">63</text:span></text:p>
          </table:table-cell>
          <table:table-cell table:style-name="t26.B5" office:value-type="string">
            <text:p text:style-name="P20">$<text:span text:style-name="T8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4">06<text:span text:style-name="T8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4">06<text:span text:style-name="T8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4">06<text:span text:style-name="T8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4">06<text:span text:style-name="T8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2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</text:span><text:span text:style-name="T70">0.07</text:span><text:span text:style-name="T68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19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</text:span><text:span text:style-name="T71">0.07</text:span><text:span text:style-name="T68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6">i</text:span><text:span text:style-name="T68">(</text:span><text:span text:style-name="T71">0.07</text:span><text:span text:style-name="T68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2">H</text:span><text:span text:style-name="T44">1</text:span></text:p>
          </table:table-cell>
          <table:table-cell table:style-name="t19.D3" office:value-type="string">
            <text:p text:style-name="P8"><text:span text:style-name="T9">H</text:span><text:span text:style-name="T44">2</text:span></text:p>
          </table:table-cell>
          <table:table-cell table:style-name="t19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8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8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2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30">Relative alph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0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2">φ</text:span><text:span text:style-name="T44">1</text:span></text:p>
          </table:table-cell>
          <table:table-cell table:style-name="t20.D4" office:value-type="string">
            <text:p text:style-name="P8"><text:span text:style-name="T67">φ</text:span><text:span text:style-name="T44">2</text:span></text:p>
          </table:table-cell>
          <table:table-cell table:style-name="t20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3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8">Flux density in test point</text:span> <text:span text:style-name="T107">φ</text:span><text:span text:style-name="T44">0</text:span><text:span text:style-name="T45">i</text:span>,</text:p>
            <text:p text:style-name="P65"><text:s/><text:span text:style-name="T9">min</text:span><text:span text:style-name="T34">-1</text:span>·<text:span text:style-name="T9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7">φ</text:span><text:span text:style-name="T4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30">Relative bet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1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7">φ</text:span><text:span text:style-name="T44">0</text:span><text:span text:style-name="T45">i</text:span>,</text:p>
            <text:p text:style-name="P8"><text:span text:style-name="T9"><text:s/>min</text:span><text:span text:style-name="T38">-1</text:span><text:span text:style-name="T9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7">φ</text:span><text:span text:style-name="T47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7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2">φ</text:span><text:span text:style-name="T44">1</text:span></text:p>
          </table:table-cell>
          <table:table-cell table:style-name="t21.D4" office:value-type="string">
            <text:p text:style-name="P8"><text:span text:style-name="T67">φ</text:span><text:span text:style-name="T44">2</text:span></text:p>
          </table:table-cell>
          <table:table-cell table:style-name="t21.D4" office:value-type="string">
            <text:p text:style-name="P8"><text:span text:style-name="T67">φ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8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8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2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8">Dose rate at check point</text:span> <text:span text:style-name="T42">Ḣ</text:span><text:span text:style-name="T46">oi</text:span><text:span text:style-name="T68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8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30">Relative gamma radiation dose rate measure-ment</text:span> <text:span text:style-name="T8">error</text:span></text:p>
            <text:p text:style-name="P59"><text:span text:style-name="T57">θ</text:span><text:span text:style-name="T51">пр</text:span><text:span text:style-name="T46">i</text:span><text:span text:style-name="T55">,</text:span> %</text:p>
          </table:table-cell>
          <table:table-cell table:style-name="t22.B2" table:number-rows-spanned="3" office:value-type="string">
            <text:p text:style-name="P57"><text:span text:style-name="T8">Confidence limit of the intrinsic <text:s/>relative error</text:span> <text:span text:style-name="T31">Δ</text:span><text:span text:style-name="T46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3"><text:span text:style-name="T8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2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2">Ḣ</text:span><text:span text:style-name="T39">*</text:span><text:span text:style-name="T46">i</text:span><text:span text:style-name="T68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6">i</text:span><text:span text:style-name="T68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2">H</text:span><text:span text:style-name="T44">1</text:span></text:p>
          </table:table-cell>
          <table:table-cell table:style-name="t22.D3" office:value-type="string">
            <text:p text:style-name="P8"><text:span text:style-name="T9">H</text:span><text:span text:style-name="T44">2</text:span></text:p>
          </table:table-cell>
          <table:table-cell table:style-name="t22.D3" office:value-type="string">
            <text:p text:style-name="P8"><text:span text:style-name="T9">H</text:span><text:span text:style-name="T4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5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,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0:18.27</dc:date>
    <meta:print-date>2019-04-03T15:18:00</meta:print-date>
    <meta:editing-cycles>166</meta:editing-cycles>
    <meta:editing-duration>PT13H16M20S</meta:editing-duration>
    <meta:generator>OpenOffice/4.1.6$Win32 OpenOffice.org_project/416m1$Build-9790</meta:generator>
    <meta:document-statistic meta:table-count="91" meta:image-count="1" meta:object-count="0" meta:page-count="11" meta:paragraph-count="2017" meta:word-count="3615" meta:character-count="20702"/>
  </office:meta>
</office:document-meta>
</file>